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Arial" fo:font-size="14pt" style:font-size-asian="14pt" style:font-name-complex="Arial1"/>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5cc69"/>
    </style:style>
    <style:style style:name="P5" style:family="paragraph" style:parent-style-name="Standard">
      <style:paragraph-properties fo:text-align="justify" style:justify-single-word="false"/>
      <style:text-properties officeooo:rsid="0015cc69" officeooo:paragraph-rsid="0015cc69"/>
    </style:style>
    <style:style style:name="P6" style:family="paragraph" style:parent-style-name="Standard">
      <style:paragraph-properties fo:text-align="justify" style:justify-single-word="false"/>
      <style:text-properties fo:font-size="14pt" fo:font-weight="normal" officeooo:rsid="001696f6" officeooo:paragraph-rsid="001696f6" style:font-size-asian="12.25pt" style:font-weight-asian="normal" style:font-size-complex="14pt" style:font-weight-complex="normal"/>
    </style:style>
    <style:style style:name="P7" style:family="paragraph" style:parent-style-name="Standard" style:list-style-name="L1">
      <style:paragraph-properties fo:text-align="justify" style:justify-single-word="false"/>
      <style:text-properties fo:font-size="12pt" fo:font-weight="normal" officeooo:rsid="001696f6" officeooo:paragraph-rsid="001696f6"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fo:font-size="13pt" fo:font-weight="normal" officeooo:rsid="001696f6" officeooo:paragraph-rsid="001696f6" style:font-size-asian="11.3500003814697pt" style:font-weight-asian="normal" style:font-size-complex="13pt" style:font-weight-complex="normal"/>
    </style:style>
    <style:style style:name="P9" style:family="paragraph" style:parent-style-name="Standard">
      <style:paragraph-properties fo:margin-left="0cm" fo:margin-right="0cm" fo:text-align="justify" style:justify-single-word="false" fo:text-indent="1.249cm" style:auto-text-indent="false"/>
    </style:style>
    <style:style style:name="P10" style:family="paragraph" style:parent-style-name="Standard" style:master-page-name="Standard">
      <style:paragraph-properties fo:text-align="center" style:justify-single-word="false" style:page-number="auto"/>
    </style:style>
    <style:style style:name="P11" style:family="paragraph" style:parent-style-name="List_20_Paragraph" style:list-style-name="WWNum1">
      <style:paragraph-properties fo:text-align="justify" style:justify-single-word="false"/>
    </style:style>
    <style:style style:name="T1" style:family="text">
      <style:text-properties style:font-name="Arial" fo:font-size="14pt" style:font-size-asian="14pt" style:font-name-complex="Arial1"/>
    </style:style>
    <style:style style:name="T2" style:family="text">
      <style:text-properties style:font-name="Arial" fo:font-size="14pt" style:font-size-asian="14pt" style:font-name-complex="Arial1" style:font-size-complex="12pt"/>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officeooo:rsid="0015cc69" style:font-size-asian="12pt" style:font-name-complex="Arial1" style:font-size-complex="12pt"/>
    </style:style>
    <style:style style:name="T5" style:family="text">
      <style:text-properties style:font-name="Arial" fo:font-size="12pt" officeooo:rsid="001696f6" style:font-size-asian="12pt" style:font-name-complex="Arial1" style:font-size-complex="12pt"/>
    </style:style>
    <style:style style:name="T6" style:family="text">
      <style:text-properties style:font-name="Arial" style:font-name-complex="Arial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1">Universidad de Costa Rica</text:span></text:p>
      <text:p text:style-name="P2"/>
      <text:p text:style-name="P1"><text:span text:style-name="T1">Ciencias de la computación y la informática</text:span></text:p>
      <text:p text:style-name="P2"/>
      <text:p text:style-name="P1"><text:span text:style-name="T1">Ensambladores y Microprocesadores</text:span></text:p>
      <text:p text:style-name="P2"/>
      <text:p text:style-name="P1"><text:span text:style-name="T1">CI-1220</text:span></text:p>
      <text:p text:style-name="P2"/>
      <text:p text:style-name="P1"><text:span text:style-name="T1">Dr. Carlos Vargas</text:span></text:p>
      <text:p text:style-name="P2"/>
      <text:p text:style-name="P1"><text:span text:style-name="T1">Primera Tarea Programada</text:span></text:p>
      <text:p text:style-name="P2"/>
      <text:p text:style-name="P1"><text:span text:style-name="T1">Documentación externa</text:span></text:p>
      <text:p text:style-name="P2"/>
      <text:p text:style-name="P1"><text:span text:style-name="T1">Alejandro Benavides Cruz</text:span></text:p>
      <text:p text:style-name="P2"/>
      <text:p text:style-name="P1"><text:span text:style-name="T1">B61015</text:span></text:p>
      <text:p text:style-name="P2"/>
      <text:p text:style-name="P1"><text:span text:style-name="T1">II Ciclo</text:span></text:p>
      <text:p text:style-name="P2"/>
      <text:p text:style-name="P1"><text:span text:style-name="T1">2018</text:span></text:p>
      <text:p text:style-name="P2"/>
      <text:p text:style-name="P2"/>
      <text:p text:style-name="P3"><text:soft-page-break/><text:span text:style-name="T1">Descripción del problema</text:span></text:p>
      <text:p text:style-name="P9"><text:span text:style-name="T3">Programar en lenguaje ensamblador la simulación de “una calculadora” que únicamente opere con números racionales. Implementar la calculadora para que tenga disponibles las siguientes operaciones:</text:span></text:p>
      <text:list xml:id="list3228199046" text:style-name="WWNum1">
        <text:list-item>
          <text:p text:style-name="P11"><text:span text:style-name="T3">Suma</text:span></text:p>
        </text:list-item>
        <text:list-item>
          <text:p text:style-name="P11"><text:span text:style-name="T3">Resta</text:span></text:p>
        </text:list-item>
        <text:list-item>
          <text:p text:style-name="P11"><text:span text:style-name="T3">Multiplicación</text:span></text:p>
        </text:list-item>
        <text:list-item>
          <text:p text:style-name="P11"><text:span text:style-name="T3">División</text:span></text:p>
        </text:list-item>
      </text:list>
      <text:p text:style-name="P3"><text:span text:style-name="T2">Solución del problema</text:span></text:p>
      <text:p text:style-name="P3"><text:span text:style-name="T2"><text:tab/></text:span><text:span text:style-name="T3">Utilizando el programa de la calculadora proporcionado por el asistente: Sergio Tijerino y realizando una pequeñas modificaciones se logró llegar al producto final requerido. Algunos de estos cambios importantes fue la lectura de datos de 3 cifras, además de que ahora, esta, tiene la posibilidad de manejar números racionales. </text:span></text:p>
      <text:p text:style-name="P3"><text:span text:style-name="T2">Descripción de algoritmos</text:span></text:p>
      <text:p text:style-name="P4"><text:span text:style-name="T3"><text:tab/>Entre los algoritmos más importantes que se utilizaron para realizar esta tarea están los 4 métodos para recibir los datos y convertirlos de </text:span><text:span text:style-name="T5">ASCII</text:span><text:span text:style-name="T3"> a decimal, así como calcular su valor correcto.</text:span></text:p>
      <text:p text:style-name="P4"><text:span text:style-name="T3">Además de esto, se tienen algoritmos que leen los caracteres entrantes y determinan si son caracteres validos con respecto a la posición en la que se encuentran. Para terminar, es importante mencionar los procesos encargados de calcular y mostrar en pantalla los opera</text:span><text:bookmark text:name="_GoBack"/><text:span text:style-name="T3">ndos y el resultado.</text:span></text:p>
      <text:p text:style-name="P5"><text:span text:style-name="T3">Se hicieron, también, arreglos a los métodos de suma, resta multiplicación y división para que estos puedan trabajar con números de 3 </text:span><text:span text:style-name="T5">dígitos.</text:span></text:p>
      <text:p text:style-name="P6"><text:span text:style-name="T6">Estructura del programa</text:span></text:p>
      <text:list xml:id="list1009318860" text:style-name="L1">
        <text:list-item>
          <text:p text:style-name="P8"><text:span text:style-name="T6">Descripción de constantes y variables:</text:span></text:p>
          <text:list>
            <text:list-item>
              <text:p text:style-name="P7"><text:span text:style-name="T6">Entre las variables adicionales agregadas a la tarea son:</text:span></text:p>
              <text:list>
                <text:list-item>
                  <text:p text:style-name="P7"><text:span text:style-name="T6">Una bandera extra para saber que digito se ingresa de un un numero.</text:span></text:p>
                </text:list-item>
                <text:list-item>
                  <text:p text:style-name="P7"><text:span text:style-name="T6">Variables que contienen el valor de 100, y 10 para poder realizar la multiplicación respectiva .</text:span></text:p>
                </text:list-item>
              </text:list>
            </text:list-item>
            <text:list-item>
              <text:p text:style-name="P7"><text:soft-page-break/><text:span text:style-name="T6">Procedimientos</text:span></text:p>
              <text:list>
                <text:list-item>
                  <text:p text:style-name="P7"><text:span text:style-name="T6">Se agrego un procedimiento de agregado de la barra divisoria luego de la inserción de un dato.</text:span></text:p>
                </text:list-item>
                <text:list-item>
                  <text:p text:style-name="P7"><text:span text:style-name="T6">También un proceso para la correcta división del numero racional antes de realizar la respectiva operación.</text:span></text:p>
                </text:list-item>
              </text:list>
            </text:list-item>
          </text:list>
        </text:list-item>
      </text:list>
      <text:p text:style-name="P3"><text:span text:style-name="T2">Listado de archivos</text:span></text:p>
      <text:p text:style-name="P3"><text:span text:style-name="T2"><text:tab/></text:span><text:span text:style-name="T3">La tarea se encuentra únicamente en el archivo de turbo assemble</text:span><text:span text:style-name="T4">r</text:span><text:span text:style-name="T3"> llamado TP1.asm. El manual de usuario de encuentra en el documento MD</text:span><text:span text:style-name="T4">U</text:span><text:span text:style-name="T3">-TP1.txt y la documentación externa es la presente en este documento. </text:span></text:p>
      <text:p text:style-name="P3"><text:span text:style-name="T2">Análisis de resultados</text:span></text:p>
      <text:p text:style-name="P3"><text:span text:style-name="T2"><text:tab/></text:span><text:span text:style-name="T5">El programa realiza la suma, resta, multiplicación y división de manera correcta, pero se cae el programa luego de realizarla. Ademas, el valor escrito no se imprime de manera correcta. Se le pide al asistente la piadosa revisión de los algoritmos en vez de el resultado real para demostrar que los errores no son muy gran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2" svg:font-family="Arial" style:font-family-generic="swiss"/>
    <style:font-face style:name="Courier New" svg:font-family="'Courier New'" style:font-adornments="Normal"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C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C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ristina Barrantes</meta:initial-creator>
    <meta:editing-cycles>3</meta:editing-cycles>
    <meta:creation-date>2018-06-05T00:00:00</meta:creation-date>
    <dc:date>2018-06-12T00:59:07.982000000</dc:date>
    <meta:editing-duration>PT3H26M17S</meta:editing-duration>
    <meta:generator>LibreOffice/5.4.3.2$Windows_X86_64 LibreOffice_project/92a7159f7e4af62137622921e809f8546db437e5</meta:generator>
    <meta:document-statistic meta:table-count="0" meta:image-count="0" meta:object-count="0" meta:page-count="3" meta:paragraph-count="35" meta:word-count="404" meta:character-count="2544" meta:non-whitespace-character-count="2180"/>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